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" table:formula="of:=SUM([.H3:.AL3])" table:style-name="ce23">
            <text:p>2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1" table:formula="of:=SUM([.H4:.AL4])" table:style-name="ce23">
            <text:p>11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4" table:formula="of:=SUM([.H8:.AL8])" table:style-name="ce23">
            <text:p>14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3" table:formula="of:=SUM([.T3:.T7])" table:style-name="ce30">
            <text:p>3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3T23:20:29Z</dc:date>
    <meta:editing-cycles>1</meta:editing-cycles>
    <meta:editing-duration>PT37S</meta:editing-duration>
  </office:meta>
</office:document-meta>
</file>